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Aew" svg:font-family="'Courier NAew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4pt" style:font-size-asian="14pt" style:font-size-complex="14pt"/>
    </style:style>
    <style:style style:name="P2" style:family="paragraph" style:parent-style-name="Standard">
      <style:text-properties style:font-name="Courier New" fo:font-size="14pt" officeooo:paragraph-rsid="001da0d1" style:font-size-asian="14pt" style:font-size-complex="14pt"/>
    </style:style>
    <style:style style:name="P3" style:family="paragraph" style:parent-style-name="Standard">
      <style:text-properties style:font-name="Courier New" fo:font-size="14pt" officeooo:rsid="001ff4ed" officeooo:paragraph-rsid="001ff4ed" style:font-size-asian="14pt" style:font-size-complex="14pt"/>
    </style:style>
    <style:style style:name="P4" style:family="paragraph" style:parent-style-name="Standard">
      <style:text-properties style:font-name="Courier New" fo:font-size="14pt" style:text-underline-style="solid" style:text-underline-width="auto" style:text-underline-color="font-color" fo:font-weight="bold" officeooo:rsid="001da0d1" officeooo:paragraph-rsid="001da0d1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ourier New" fo:font-size="14pt" style:text-underline-style="solid" style:text-underline-width="auto" style:text-underline-color="font-color" fo:font-weight="bold" officeooo:rsid="001ff4ed" officeooo:paragraph-rsid="001ff4e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ourier New" fo:font-size="14pt" fo:font-weight="normal" officeooo:rsid="001ff4ed" officeooo:paragraph-rsid="001ff4ed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Courier New" fo:font-size="14pt" fo:font-weight="normal" officeooo:rsid="0023e028" officeooo:paragraph-rsid="0023e028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752a5" officeooo:paragraph-rsid="001ea1b1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8b933" officeooo:paragraph-rsid="001ea1b1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1652a1" officeooo:paragraph-rsid="001ea1b1" style:font-size-asian="21pt" style:font-weight-asian="bold" style:font-size-complex="2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0578da" officeooo:paragraph-rsid="001ea1b1" style:font-size-asian="21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1ea1b1" officeooo:paragraph-rsid="001ea1b1" style:font-size-asian="21pt" style:font-weight-asian="bold" style:font-size-complex="2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6pt" style:text-underline-style="none" fo:font-weight="bold" officeooo:rsid="001f6e9d" officeooo:paragraph-rsid="001f6e9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6pt" style:text-underline-style="none" fo:font-weight="bold" officeooo:rsid="001ff4ed" officeooo:paragraph-rsid="001ff4e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6pt" style:text-underline-style="none" fo:font-weight="normal" officeooo:rsid="001ff4ed" officeooo:paragraph-rsid="001ff4ed" style:font-size-asian="16pt" style:font-weight-asian="normal" style:font-size-complex="16pt" style:font-weight-complex="normal"/>
    </style:style>
    <style:style style:name="P16" style:family="paragraph" style:parent-style-name="Standard">
      <style:text-properties style:font-name="Arial" fo:font-size="14pt" fo:font-weight="bold" officeooo:rsid="001ff4ed" officeooo:paragraph-rsid="001ff4ed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Arial" fo:font-size="14pt" fo:font-weight="normal" officeooo:rsid="001ff4ed" officeooo:paragraph-rsid="001ff4ed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Arial" fo:font-size="14pt" style:text-underline-style="solid" style:text-underline-width="auto" style:text-underline-color="font-color" fo:font-weight="bold" officeooo:rsid="00220b58" officeooo:paragraph-rsid="00220b58" style:font-size-asian="14pt" style:font-weight-asian="bold" style:font-size-complex="14pt" style:font-weight-complex="bold"/>
    </style:style>
    <style:style style:name="T1" style:family="text">
      <style:text-properties officeooo:rsid="0008b933"/>
    </style:style>
    <style:style style:name="T2" style:family="text">
      <style:text-properties officeooo:rsid="001b715f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0">ASSIGNMENT – <text:span text:style-name="T2">13</text:span>:</text:p>
      <text:p text:style-name="P12">IMPLEMENTATION OF HASH FUNCTIONS</text:p>
      <text:p text:style-name="P11"/>
      <text:p text:style-name="P9">Mahesh Bharadwaj K</text:p>
      <text:p text:style-name="P8">185001<text:span text:style-name="T1">089</text:span></text:p>
      <text:p text:style-name="P8"/>
      <text:p text:style-name="P13">1.Intger Hashing with bucket size 5</text:p>
      <text:p text:style-name="P13"/>
      <text:p text:style-name="P14">#SeparateChaining.h</text:p>
      <text:p text:style-name="P15">#define MAX 5</text:p>
      <text:p text:style-name="P15"/>
      <text:p text:style-name="P15">struct Record{</text:p>
      <text:p text:style-name="P15"><text:tab/>int data;</text:p>
      <text:p text:style-name="P15"><text:tab/>struct Record *link;</text:p>
      <text:p text:style-name="P15">};</text:p>
      <text:p text:style-name="P15"/>
      <text:p text:style-name="P15">int hash_function(int key){<text:tab/></text:p>
      <text:p text:style-name="P15"><text:tab/>return (key % MAX);<text:tab/></text:p>
      <text:p text:style-name="P15">}</text:p>
      <text:p text:style-name="P15"/>
      <text:p text:style-name="P15"/>
      <text:p text:style-name="P15">int search_element(int key, struct Record *hash_table[]){</text:p>
      <text:p text:style-name="P15"><text:tab/>int h;</text:p>
      <text:p text:style-name="P15"><text:tab/>struct Record *ptr;</text:p>
      <text:p text:style-name="P15"><text:tab/>h = hash_function(key); </text:p>
      <text:p text:style-name="P15"><text:tab/>ptr = hash_table[h]; </text:p>
      <text:p text:style-name="P15"><text:tab/>while(ptr != NULL){</text:p>
      <text:p text:style-name="P15"><text:tab/><text:tab/>if(ptr-&gt;data == key)</text:p>
      <text:p text:style-name="P15"><text:tab/><text:tab/><text:tab/>return h;</text:p>
      <text:p text:style-name="P15"><text:tab/></text:p>
      <text:p text:style-name="P15"><text:tab/><text:tab/>ptr = ptr-&gt;link;</text:p>
      <text:p text:style-name="P15"><text:tab/>}</text:p>
      <text:p text:style-name="P15"><text:tab/>return -1;</text:p>
      <text:p text:style-name="P15">}</text:p>
      <text:p text:style-name="P15"/>
      <text:p text:style-name="P15"/>
      <text:p text:style-name="P15"/>
      <text:p text:style-name="P15"><text:soft-page-break/>void insert(int id, struct Record *hash_table[]){</text:p>
      <text:p text:style-name="P15"><text:tab/>int key, h;</text:p>
      <text:p text:style-name="P15"><text:tab/>struct Record *temp; </text:p>
      <text:p text:style-name="P15"><text:tab/>key = id;</text:p>
      <text:p text:style-name="P15"><text:tab/>if(search_element(key, hash_table) != -1) {</text:p>
      <text:p text:style-name="P15"><text:tab/><text:tab/>printf("Duplicate Key\n"); return;</text:p>
      <text:p text:style-name="P15"><text:tab/>}</text:p>
      <text:p text:style-name="P15"><text:tab/>h = hash_function(key);</text:p>
      <text:p text:style-name="P15"><text:tab/>temp = malloc(sizeof(struct Record)); </text:p>
      <text:p text:style-name="P15"><text:tab/>temp-&gt;data = id;</text:p>
      <text:p text:style-name="P15"><text:tab/>temp-&gt;link = hash_table[h]; </text:p>
      <text:p text:style-name="P15"><text:tab/>hash_table[h] = temp;</text:p>
      <text:p text:style-name="P15">}</text:p>
      <text:p text:style-name="P15"/>
      <text:p text:style-name="P15">void show(struct Record *hash_table[]){<text:tab/></text:p>
      <text:p text:style-name="P15"><text:tab/>int count;</text:p>
      <text:p text:style-name="P15"><text:tab/>struct Record *ptr;</text:p>
      <text:p text:style-name="P15"><text:tab/>for(count = 0; count &lt; MAX; count++){</text:p>
      <text:p text:style-name="P15"><text:tab/><text:tab/>printf("\n[%3d]", count);</text:p>
      <text:p text:style-name="P15"><text:tab/><text:tab/>if(hash_table[count] != NULL){</text:p>
      <text:p text:style-name="P15"><text:tab/><text:tab/><text:tab/>ptr = hash_table[count]; </text:p>
      <text:p text:style-name="P15"><text:tab/><text:tab/><text:tab/>while(ptr != NULL){<text:tab/></text:p>
      <text:p text:style-name="P15"><text:tab/><text:tab/><text:tab/><text:tab/>printf(" <text:s/>%d <text:s/>", ptr-&gt;data); </text:p>
      <text:p text:style-name="P15"><text:tab/><text:tab/><text:tab/><text:tab/>ptr=ptr-&gt;link;</text:p>
      <text:p text:style-name="P15"><text:tab/><text:tab/><text:tab/>}</text:p>
      <text:p text:style-name="P15"><text:tab/><text:tab/>}</text:p>
      <text:p text:style-name="P15"><text:tab/>}</text:p>
      <text:p text:style-name="P15"><text:tab/>printf("\n");</text:p>
      <text:p text:style-name="P15">}</text:p>
      <text:p text:style-name="P15"/>
      <text:p text:style-name="P15"/>
      <text:p text:style-name="P15">void remove_record(int key, struct Record *hash_table[]){</text:p>
      <text:p text:style-name="P15"><text:tab/>int h;</text:p>
      <text:p text:style-name="P15"><text:tab/>struct Record *temp, *ptr; h = hash_function(key); </text:p>
      <text:p text:style-name="P15"/>
      <text:p text:style-name="P15"><text:tab/>if(hash_table[h]==NULL){</text:p>
      <text:p text:style-name="P15"><text:tab/><text:tab/>printf("Key %d Not Found\n", key); </text:p>
      <text:p text:style-name="P15"><text:tab/><text:tab/>return;</text:p>
      <text:p text:style-name="P15"><text:tab/>}</text:p>
      <text:p text:style-name="P15"><text:soft-page-break/><text:tab/></text:p>
      <text:p text:style-name="P15"><text:tab/>if(hash_table[h]-&gt;data == key){<text:tab/></text:p>
      <text:p text:style-name="P15"><text:tab/><text:tab/>temp = hash_table[h]; </text:p>
      <text:p text:style-name="P15"><text:tab/><text:tab/>hash_table[h] = hash_table[h]-&gt;link; </text:p>
      <text:p text:style-name="P15"><text:tab/><text:tab/>free(temp);</text:p>
      <text:p text:style-name="P15"><text:tab/><text:tab/>return;</text:p>
      <text:p text:style-name="P15"><text:tab/>}</text:p>
      <text:p text:style-name="P15"><text:tab/>ptr = hash_table[h]; </text:p>
      <text:p text:style-name="P15"><text:tab/>while(ptr-&gt;link != NULL){</text:p>
      <text:p text:style-name="P15"><text:tab/><text:tab/>if(ptr-&gt;link-&gt;data == key){</text:p>
      <text:p text:style-name="P15"><text:tab/><text:tab/><text:tab/>temp = ptr-&gt;link;</text:p>
      <text:p text:style-name="P15"><text:tab/><text:tab/><text:tab/>ptr-&gt;link = temp-&gt;link; free(temp);</text:p>
      <text:p text:style-name="P15"><text:tab/><text:tab/><text:tab/>return;</text:p>
      <text:p text:style-name="P15"><text:tab/><text:tab/>}</text:p>
      <text:p text:style-name="P15"><text:tab/><text:tab/>ptr = ptr-&gt;link;</text:p>
      <text:p text:style-name="P15"><text:tab/>}</text:p>
      <text:p text:style-name="P15"><text:tab/>printf("Key %d Not Found\n", key);</text:p>
      <text:p text:style-name="P15">}</text:p>
      <text:p text:style-name="P15"/>
      <text:p text:style-name="P14">#Main.c</text:p>
      <text:p text:style-name="P15">#include &lt;stdio.h&gt; </text:p>
      <text:p text:style-name="P15">#include &lt;stdlib.h&gt; </text:p>
      <text:p text:style-name="P15">#include "SeparateChaining.h"</text:p>
      <text:p text:style-name="P15"/>
      <text:p text:style-name="P15">int main(){</text:p>
      <text:p text:style-name="P15"><text:tab/>struct Record *hash_table[MAX]; </text:p>
      <text:p text:style-name="P15"><text:tab/>int count, key, option,id;</text:p>
      <text:p text:style-name="P15"/>
      <text:p text:style-name="P15"><text:tab/>for(count = 0; count &lt;= MAX - 1; count++)</text:p>
      <text:p text:style-name="P15"><text:tab/>{<text:tab/><text:tab/>hash_table[count] = NULL;<text:tab/>}</text:p>
      <text:p text:style-name="P15"><text:tab/>while(1){<text:tab/></text:p>
      <text:p text:style-name="P15"><text:tab/><text:tab/>printf("\n");</text:p>
      <text:p text:style-name="P15"><text:tab/><text:tab/>printf("1. Insert a Record in Hash Table\n"); </text:p>
      <text:p text:style-name="P15"><text:tab/><text:tab/>printf("2. Search for a Record\n"); </text:p>
      <text:p text:style-name="P15"><text:tab/><text:tab/>printf("3. Delete a Record\n");</text:p>
      <text:p text:style-name="P15"><text:tab/><text:tab/>printf("4. Show Hash Table\n"); </text:p>
      <text:p text:style-name="P15"><text:tab/><text:tab/>printf("5. Quit\n"); printf("Enter your option: "); </text:p>
      <text:p text:style-name="P15"><text:tab/><text:tab/>scanf("%d",&amp;option); </text:p>
      <text:p text:style-name="P15"><text:tab/><text:tab/>switch(option)</text:p>
      <text:p text:style-name="P15"><text:soft-page-break/><text:tab/><text:tab/>{</text:p>
      <text:p text:style-name="P15"><text:tab/><text:tab/><text:tab/>case 1: {</text:p>
      <text:p text:style-name="P15"><text:tab/><text:tab/><text:tab/><text:tab/>printf("Enter the number: "); </text:p>
      <text:p text:style-name="P15"><text:tab/><text:tab/><text:tab/><text:tab/>scanf("%d", &amp;id);</text:p>
      <text:p text:style-name="P15"><text:tab/><text:tab/><text:tab/><text:tab/>insert(id, hash_table);</text:p>
      <text:p text:style-name="P15"><text:tab/><text:tab/><text:tab/>} break;</text:p>
      <text:p text:style-name="P15"><text:tab/><text:tab/><text:tab/>case 2: {</text:p>
      <text:p text:style-name="P15"><text:tab/><text:tab/><text:tab/><text:tab/>printf("Enter the element to search: ");</text:p>
      <text:p text:style-name="P15"><text:tab/><text:tab/><text:tab/><text:tab/>scanf("%d", &amp;key);</text:p>
      <text:p text:style-name="P15"><text:tab/><text:tab/><text:tab/><text:tab/>count = search_element(key, hash_table); </text:p>
      <text:p text:style-name="P15"><text:tab/><text:tab/><text:tab/><text:tab/>if(count == -1)</text:p>
      <text:p text:style-name="P15"><text:tab/><text:tab/><text:tab/><text:tab/><text:tab/>printf("Element Not Found\n");<text:tab/><text:tab/><text:tab/><text:tab/></text:p>
      <text:p text:style-name="P15"><text:tab/><text:tab/><text:tab/><text:tab/>else</text:p>
      <text:p text:style-name="P15"><text:tab/><text:tab/><text:tab/><text:tab/><text:tab/>printf("Element Found in Chain with Key : %d\n", count); </text:p>
      <text:p text:style-name="P15"><text:tab/><text:tab/><text:tab/>} break; </text:p>
      <text:p text:style-name="P15"><text:tab/><text:tab/><text:tab/>case 3: {</text:p>
      <text:p text:style-name="P15"><text:tab/><text:tab/><text:tab/><text:tab/>printf("Enter the element to delete: "); </text:p>
      <text:p text:style-name="P15"><text:tab/><text:tab/><text:tab/><text:tab/>scanf("%d", &amp;key);</text:p>
      <text:p text:style-name="P15"><text:tab/><text:tab/><text:tab/><text:tab/>remove_record(key, hash_table); </text:p>
      <text:p text:style-name="P15"><text:tab/><text:tab/><text:tab/>} break;</text:p>
      <text:p text:style-name="P15"><text:tab/><text:tab/><text:tab/>case 4:<text:tab/>show(hash_table); break;</text:p>
      <text:p text:style-name="P15"><text:tab/><text:tab/><text:tab/>case 5:<text:tab/>exit(1);</text:p>
      <text:p text:style-name="P15"><text:tab/><text:tab/><text:tab/>default : printf("Wrong option.");</text:p>
      <text:p text:style-name="P15"><text:tab/><text:tab/>}</text:p>
      <text:p text:style-name="P15"><text:tab/>}</text:p>
      <text:p text:style-name="P15">return 0;</text:p>
      <text:p text:style-name="P15">}</text:p>
      <text:p text:style-name="P5"/>
      <text:p text:style-name="P4"/>
      <text:p text:style-name="P4">OUTPUT:</text:p>
      <text:p text:style-name="P2">(base) mahesh@Mahesh-PC:~/Assignment-13$ ./Hashing </text:p>
      <text:p text:style-name="P1">1. Insert a Record in Hash Table</text:p>
      <text:p text:style-name="P1">2. Search for a Record</text:p>
      <text:p text:style-name="P1">3. Delete a Record</text:p>
      <text:p text:style-name="P1">4. Show Hash Table</text:p>
      <text:p text:style-name="P1">5. Quit</text:p>
      <text:p text:style-name="P1">Enter your option: 1</text:p>
      <text:p text:style-name="P1">Enter the number: 35</text:p>
      <text:p text:style-name="P1"/>
      <text:p text:style-name="P1"><text:soft-page-break/>1. Insert a Record in Hash Table</text:p>
      <text:p text:style-name="P1">2. Search for a Record</text:p>
      <text:p text:style-name="P1">3. Delete a Record</text:p>
      <text:p text:style-name="P1">4. Show Hash Table</text:p>
      <text:p text:style-name="P1">5. Quit</text:p>
      <text:p text:style-name="P1">Enter your option: 1</text:p>
      <text:p text:style-name="P1">Enter the number: 26</text:p>
      <text:p text:style-name="P1"/>
      <text:p text:style-name="P1">1. Insert a Record in Hash Table</text:p>
      <text:p text:style-name="P1">2. Search for a Record</text:p>
      <text:p text:style-name="P1">3. Delete a Record</text:p>
      <text:p text:style-name="P1">4. Show Hash Table</text:p>
      <text:p text:style-name="P1">5. Quit</text:p>
      <text:p text:style-name="P1">Enter your option: 1</text:p>
      <text:p text:style-name="P1">Enter the number: 12</text:p>
      <text:p text:style-name="P1"/>
      <text:p text:style-name="P1">1. Insert a Record in Hash Table</text:p>
      <text:p text:style-name="P1">2. Search for a Record</text:p>
      <text:p text:style-name="P1">3. Delete a Record</text:p>
      <text:p text:style-name="P1">4. Show Hash Table</text:p>
      <text:p text:style-name="P1">5. Quit</text:p>
      <text:p text:style-name="P1">Enter your option: 1</text:p>
      <text:p text:style-name="P1">Enter the number: 24</text:p>
      <text:p text:style-name="P1"/>
      <text:p text:style-name="P1">1. Insert a Record in Hash Table</text:p>
      <text:p text:style-name="P1">2. Search for a Record</text:p>
      <text:p text:style-name="P1">3. Delete a Record</text:p>
      <text:p text:style-name="P1">4. Show Hash Table</text:p>
      <text:p text:style-name="P1">5. Quit</text:p>
      <text:p text:style-name="P1">Enter your option: 1</text:p>
      <text:p text:style-name="P1">Enter the number: 43</text:p>
      <text:p text:style-name="P1"/>
      <text:p text:style-name="P1">1. Insert a Record in Hash Table</text:p>
      <text:p text:style-name="P1">2. Search for a Record</text:p>
      <text:p text:style-name="P1">3. Delete a Record</text:p>
      <text:p text:style-name="P1">4. Show Hash Table</text:p>
      <text:p text:style-name="P1">5. Quit</text:p>
      <text:p text:style-name="P1">Enter your option: 1</text:p>
      <text:p text:style-name="P1">Enter the number: 38</text:p>
      <text:p text:style-name="P1"/>
      <text:p text:style-name="P1">1. Insert a Record in Hash Table</text:p>
      <text:p text:style-name="P1">2. Search for a Record</text:p>
      <text:p text:style-name="P1">3. Delete a Record</text:p>
      <text:p text:style-name="P1">4. Show Hash Table</text:p>
      <text:p text:style-name="P1">5. Quit</text:p>
      <text:p text:style-name="P1"><text:soft-page-break/>Enter your option: 1</text:p>
      <text:p text:style-name="P1">Enter the number: 37</text:p>
      <text:p text:style-name="P1"/>
      <text:p text:style-name="P1">1. Insert a Record in Hash Table</text:p>
      <text:p text:style-name="P1">2. Search for a Record</text:p>
      <text:p text:style-name="P1">3. Delete a Record</text:p>
      <text:p text:style-name="P1">4. Show Hash Table</text:p>
      <text:p text:style-name="P1">5. Quit</text:p>
      <text:p text:style-name="P1">Enter your option: 1</text:p>
      <text:p text:style-name="P1">Enter the number: 41</text:p>
      <text:p text:style-name="P1"/>
      <text:p text:style-name="P1">1. Insert a Record in Hash Table</text:p>
      <text:p text:style-name="P1">2. Search for a Record</text:p>
      <text:p text:style-name="P1">3. Delete a Record</text:p>
      <text:p text:style-name="P1">4. Show Hash Table</text:p>
      <text:p text:style-name="P1">5. Quit</text:p>
      <text:p text:style-name="P1">Enter your option: 1</text:p>
      <text:p text:style-name="P1">Enter the number: 22</text:p>
      <text:p text:style-name="P1"/>
      <text:p text:style-name="P1">1. Insert a Record in Hash Table</text:p>
      <text:p text:style-name="P1">2. Search for a Record</text:p>
      <text:p text:style-name="P1">3. Delete a Record</text:p>
      <text:p text:style-name="P1">4. Show Hash Table</text:p>
      <text:p text:style-name="P1">5. Quit</text:p>
      <text:p text:style-name="P1">Enter your option: 1</text:p>
      <text:p text:style-name="P1">Enter the number: 11</text:p>
      <text:p text:style-name="P1"/>
      <text:p text:style-name="P1">1. Insert a Record in Hash Table</text:p>
      <text:p text:style-name="P1">2. Search for a Record</text:p>
      <text:p text:style-name="P1">3. Delete a Record</text:p>
      <text:p text:style-name="P1">4. Show Hash Table</text:p>
      <text:p text:style-name="P1">5. Quit</text:p>
      <text:p text:style-name="P1">Enter your option: 1</text:p>
      <text:p text:style-name="P1">Enter the number: 15</text:p>
      <text:p text:style-name="P1"/>
      <text:p text:style-name="P1">1. Insert a Record in Hash Table</text:p>
      <text:p text:style-name="P1">2. Search for a Record</text:p>
      <text:p text:style-name="P1">3. Delete a Record</text:p>
      <text:p text:style-name="P1">4. Show Hash Table</text:p>
      <text:p text:style-name="P1">5. Quit</text:p>
      <text:p text:style-name="P1">Enter your option: 4</text:p>
      <text:p text:style-name="P1"/>
      <text:p text:style-name="P1">[ <text:s/>0] <text:s/>15 <text:s text:c="3"/>35 <text:s/></text:p>
      <text:p text:style-name="P1">[ <text:s/>1] <text:s/>11 <text:s text:c="3"/>41 <text:s text:c="3"/>26 <text:s/></text:p>
      <text:p text:style-name="P1">[ <text:s/>2] <text:s/>22 <text:s text:c="3"/>37 <text:s text:c="3"/>12 <text:s/></text:p>
      <text:p text:style-name="P1"><text:soft-page-break/>[ <text:s/>3] <text:s/>38 <text:s text:c="3"/>43 <text:s/></text:p>
      <text:p text:style-name="P1">[ <text:s/>4] <text:s/>24 <text:s/></text:p>
      <text:p text:style-name="P1"/>
      <text:p text:style-name="P1">1. Insert a Record in Hash Table</text:p>
      <text:p text:style-name="P1">2. Search for a Record</text:p>
      <text:p text:style-name="P1">3. Delete a Record</text:p>
      <text:p text:style-name="P1">4. Show Hash Table</text:p>
      <text:p text:style-name="P1">5. Quit</text:p>
      <text:p text:style-name="P1">Enter your option: 3</text:p>
      <text:p text:style-name="P1">Enter the element to delete: 38</text:p>
      <text:p text:style-name="P1"/>
      <text:p text:style-name="P1">1. Insert a Record in Hash Table</text:p>
      <text:p text:style-name="P1">2. Search for a Record</text:p>
      <text:p text:style-name="P1">3. Delete a Record</text:p>
      <text:p text:style-name="P1">4. Show Hash Table</text:p>
      <text:p text:style-name="P1">5. Quit</text:p>
      <text:p text:style-name="P1">Enter your option: 4</text:p>
      <text:p text:style-name="P1"/>
      <text:p text:style-name="P1">[ <text:s/>0] <text:s/>15 <text:s text:c="3"/>35 <text:s/></text:p>
      <text:p text:style-name="P1">[ <text:s/>1] <text:s/>11 <text:s text:c="3"/>41 <text:s text:c="3"/>26 <text:s/></text:p>
      <text:p text:style-name="P1">[ <text:s/>2] <text:s/>22 <text:s text:c="3"/>37 <text:s text:c="3"/>12 <text:s/></text:p>
      <text:p text:style-name="P1">[ <text:s/>3] <text:s/>43 <text:s/></text:p>
      <text:p text:style-name="P1">[ <text:s/>4] <text:s/>24 <text:s/></text:p>
      <text:p text:style-name="P1"/>
      <text:p text:style-name="P1">1. Insert a Record in Hash Table</text:p>
      <text:p text:style-name="P1">2. Search for a Record</text:p>
      <text:p text:style-name="P1">3. Delete a Record</text:p>
      <text:p text:style-name="P1">4. Show Hash Table</text:p>
      <text:p text:style-name="P1">5. Quit</text:p>
      <text:p text:style-name="P1">Enter your option: 2</text:p>
      <text:p text:style-name="P1">Enter the element to search: 15</text:p>
      <text:p text:style-name="P1">Element Found in Chain with Key : 0</text:p>
      <text:p text:style-name="P1"/>
      <text:p text:style-name="P1">1. Insert a Record in Hash Table</text:p>
      <text:p text:style-name="P1">2. Search for a Record</text:p>
      <text:p text:style-name="P1">3. Delete a Record</text:p>
      <text:p text:style-name="P1">4. Show Hash Table</text:p>
      <text:p text:style-name="P1">5. Quit</text:p>
      <text:p text:style-name="P1">Enter your option: 2</text:p>
      <text:p text:style-name="P1">Enter the element to search: 102</text:p>
      <text:p text:style-name="P1">Element Not Found</text:p>
      <text:p text:style-name="P1"/>
      <text:p text:style-name="P1">1. Insert a Record in Hash Table</text:p>
      <text:p text:style-name="P1">2. Search for a Record</text:p>
      <text:p text:style-name="P1">3. Delete a Record</text:p>
      <text:p text:style-name="P1"><text:soft-page-break/>4. Show Hash Table</text:p>
      <text:p text:style-name="P1">5. Quit</text:p>
      <text:p text:style-name="P1">Enter your option: 5</text:p>
      <text:p text:style-name="P1"/>
      <text:p text:style-name="P3">=========================================================</text:p>
      <text:p text:style-name="P3"/>
      <text:p text:style-name="P3"/>
      <text:p text:style-name="P16">2. Storing String using weighted sum % 2069 Hash Function</text:p>
      <text:p text:style-name="P16"/>
      <text:p text:style-name="P16"/>
      <text:p text:style-name="P16">#StringHash.c</text:p>
      <text:p text:style-name="P17">#include &lt;stdio.h&gt; </text:p>
      <text:p text:style-name="P17">#include &lt;stdlib.h&gt; </text:p>
      <text:p text:style-name="P17">#include &lt;string.h&gt;</text:p>
      <text:p text:style-name="P17"/>
      <text:p text:style-name="P17">#define MAX 2069</text:p>
      <text:p text:style-name="P17">#define SIZE 20</text:p>
      <text:p text:style-name="P17"/>
      <text:p text:style-name="P17">struct Record</text:p>
      <text:p text:style-name="P17">{</text:p>
      <text:p text:style-name="P17"><text:tab/>char data[SIZE];</text:p>
      <text:p text:style-name="P17"><text:tab/>struct Record *link;</text:p>
      <text:p text:style-name="P17">};</text:p>
      <text:p text:style-name="P17"/>
      <text:p text:style-name="P17">void insert(char id[], struct Record *hash_table[]);</text:p>
      <text:p text:style-name="P17">int search_element(char key[], struct Record *hash_table[]); </text:p>
      <text:p text:style-name="P17">void remove_record(char key[], struct Record *hash_table[]); </text:p>
      <text:p text:style-name="P17">void show(struct Record *hash_table[]);</text:p>
      <text:p text:style-name="P17">int hash_function(char key[]);</text:p>
      <text:p text:style-name="P17"/>
      <text:p text:style-name="P17">int main()</text:p>
      <text:p text:style-name="P17">{</text:p>
      <text:p text:style-name="P17"><text:tab/>struct Record *hash_table[MAX]; int count,option;</text:p>
      <text:p text:style-name="P17"><text:tab/>char id[MAX], key[MAX];</text:p>
      <text:p text:style-name="P17"/>
      <text:p text:style-name="P17"><text:tab/>for(count = 0; count &lt;= MAX - 1; count++)</text:p>
      <text:p text:style-name="P17"><text:tab/>{<text:tab/><text:tab/>hash_table[count] = NULL;<text:tab/>}</text:p>
      <text:p text:style-name="P17"><text:tab/>while(1)</text:p>
      <text:p text:style-name="P17"><text:tab/>{<text:tab/>printf("\n");</text:p>
      <text:p text:style-name="P17"><text:tab/><text:tab/>printf("1. Insert a Record in Hash Table\n"); </text:p>
      <text:p text:style-name="P17"><text:tab/><text:tab/>printf("2. Search for a Record\n"); </text:p>
      <text:p text:style-name="P17"><text:tab/><text:tab/>printf("3. Delete a Record\n");</text:p>
      <text:p text:style-name="P17"><text:tab/><text:tab/>printf("4. Show Hash Table\n"); </text:p>
      <text:p text:style-name="P17"><text:tab/><text:tab/>printf("5. Quit\n"); printf("Enter your option: "); </text:p>
      <text:p text:style-name="P17"><text:tab/><text:tab/>scanf("%d",&amp;option); </text:p>
      <text:p text:style-name="P17"><text:soft-page-break/><text:tab/><text:tab/>switch(option)</text:p>
      <text:p text:style-name="P17"><text:tab/><text:tab/>{</text:p>
      <text:p text:style-name="P17"><text:tab/><text:tab/><text:tab/>case 1: {</text:p>
      <text:p text:style-name="P17"><text:tab/><text:tab/><text:tab/><text:tab/>printf("Enter the string:\t"); scanf("%s", id);</text:p>
      <text:p text:style-name="P17"><text:tab/><text:tab/><text:tab/><text:tab/>insert(id, hash_table);} break;</text:p>
      <text:p text:style-name="P17"><text:tab/><text:tab/><text:tab/>case 2: {</text:p>
      <text:p text:style-name="P17"><text:tab/><text:tab/><text:tab/><text:tab/>printf("Enter the element to search:\t"); scanf("%s", key);</text:p>
      <text:p text:style-name="P17"><text:tab/><text:tab/><text:tab/><text:tab/>count = search_element(key, hash_table); </text:p>
      <text:p text:style-name="P17"><text:tab/><text:tab/><text:tab/><text:tab/>if(count == -1)</text:p>
      <text:p text:style-name="P17"><text:tab/><text:tab/><text:tab/><text:tab/><text:tab/>printf("Element Not Found\n");<text:tab/><text:tab/><text:tab/><text:tab/></text:p>
      <text:p text:style-name="P17"><text:tab/><text:tab/><text:tab/><text:tab/>else</text:p>
      <text:p text:style-name="P17"><text:tab/><text:tab/><text:tab/><text:tab/><text:tab/>printf("Element Found in Chain:\t%d\n", count); }</text:p>
      <text:p text:style-name="P17"><text:tab/><text:tab/><text:tab/><text:tab/>break; </text:p>
      <text:p text:style-name="P17"><text:tab/><text:tab/><text:tab/>case 3: {</text:p>
      <text:p text:style-name="P17"><text:tab/><text:tab/><text:tab/><text:tab/>printf("Enter the element to delete:\t"); </text:p>
      <text:p text:style-name="P17"><text:tab/><text:tab/><text:tab/><text:tab/>scanf("%s", key);</text:p>
      <text:p text:style-name="P17"><text:tab/><text:tab/><text:tab/><text:tab/>remove_record(key, hash_table); } break;</text:p>
      <text:p text:style-name="P17"><text:tab/><text:tab/><text:tab/>case 4:<text:tab/><text:tab/><text:tab/>show(hash_table); break;</text:p>
      <text:p text:style-name="P17"><text:tab/><text:tab/><text:tab/>case 5:<text:tab/><text:tab/><text:tab/>exit(1);</text:p>
      <text:p text:style-name="P17"><text:tab/><text:tab/>}</text:p>
      <text:p text:style-name="P17"><text:tab/>}</text:p>
      <text:p text:style-name="P17">return 0;</text:p>
      <text:p text:style-name="P17">}</text:p>
      <text:p text:style-name="P17"/>
      <text:p text:style-name="P17">void insert(char id[], struct Record *hash_table[])</text:p>
      <text:p text:style-name="P17">{</text:p>
      <text:p text:style-name="P17"><text:tab/>char key[SIZE];</text:p>
      <text:p text:style-name="P17"><text:tab/>int h;</text:p>
      <text:p text:style-name="P17"><text:tab/>struct Record *temp; </text:p>
      <text:p text:style-name="P17"><text:tab/>strcpy(key, id);</text:p>
      <text:p text:style-name="P17"><text:tab/>if(search_element(key, hash_table) != -1) {</text:p>
      <text:p text:style-name="P17"><text:tab/><text:tab/>printf("Duplicate Key\n"); return;</text:p>
      <text:p text:style-name="P17"><text:tab/>}</text:p>
      <text:p text:style-name="P17"><text:tab/>h = hash_function(key);</text:p>
      <text:p text:style-name="P17"><text:tab/>temp = malloc(sizeof(struct Record)); </text:p>
      <text:p text:style-name="P17"><text:tab/>strcpy(temp-&gt;data,id);</text:p>
      <text:p text:style-name="P17"><text:tab/>temp-&gt;link = hash_table[h]; </text:p>
      <text:p text:style-name="P17"><text:tab/>hash_table[h] = temp;</text:p>
      <text:p text:style-name="P17">}</text:p>
      <text:p text:style-name="P17"/>
      <text:p text:style-name="P17">void show(struct Record *hash_table[])</text:p>
      <text:p text:style-name="P17">{<text:tab/>int count;</text:p>
      <text:p text:style-name="P17"><text:tab/>struct Record *ptr;</text:p>
      <text:p text:style-name="P17"><text:tab/>for(count = 0; count &lt; MAX; count++)</text:p>
      <text:p text:style-name="P17"><text:soft-page-break/><text:tab/>{<text:tab/><text:tab/><text:tab/></text:p>
      <text:p text:style-name="P17"><text:tab/><text:tab/>if(hash_table[count] != NULL)</text:p>
      <text:p text:style-name="P17"><text:tab/><text:tab/>{<text:tab/>printf("\n[%3d]", count);<text:tab/></text:p>
      <text:p text:style-name="P17"><text:tab/><text:tab/><text:tab/>ptr = hash_table[count]; </text:p>
      <text:p text:style-name="P17"><text:tab/><text:tab/><text:tab/>while(ptr != NULL)</text:p>
      <text:p text:style-name="P17"><text:tab/><text:tab/><text:tab/>{<text:tab/>printf(" <text:s/>%s <text:s/>", ptr-&gt;data); </text:p>
      <text:p text:style-name="P17"><text:tab/><text:tab/><text:tab/><text:tab/>ptr=ptr-&gt;link;<text:tab/><text:tab/>}</text:p>
      <text:p text:style-name="P17"><text:tab/><text:tab/>}</text:p>
      <text:p text:style-name="P17"><text:tab/>}</text:p>
      <text:p text:style-name="P17"><text:tab/>printf("\n");</text:p>
      <text:p text:style-name="P17">}</text:p>
      <text:p text:style-name="P17"/>
      <text:p text:style-name="P17">int search_element(char key[], struct Record *hash_table[])</text:p>
      <text:p text:style-name="P17">{</text:p>
      <text:p text:style-name="P17"><text:tab/>int h;</text:p>
      <text:p text:style-name="P17"><text:tab/>struct Record *ptr;</text:p>
      <text:p text:style-name="P17"><text:tab/>h = hash_function(key); </text:p>
      <text:p text:style-name="P17"><text:tab/>ptr = hash_table[h]; </text:p>
      <text:p text:style-name="P17"><text:tab/>while(ptr != NULL)</text:p>
      <text:p text:style-name="P17"><text:tab/>{<text:tab/>if(strcmp(ptr-&gt;data,key)==0)</text:p>
      <text:p text:style-name="P17"><text:tab/><text:tab/><text:tab/>return h;</text:p>
      <text:p text:style-name="P17"><text:tab/></text:p>
      <text:p text:style-name="P17"><text:tab/>ptr = ptr-&gt;link;</text:p>
      <text:p text:style-name="P17"><text:tab/>}</text:p>
      <text:p text:style-name="P17"><text:tab/>return -1;</text:p>
      <text:p text:style-name="P17">}</text:p>
      <text:p text:style-name="P17"/>
      <text:p text:style-name="P17">void remove_record(char key[], struct Record *hash_table[])</text:p>
      <text:p text:style-name="P17">{</text:p>
      <text:p text:style-name="P17"><text:tab/>int h;</text:p>
      <text:p text:style-name="P17"><text:tab/>struct Record *temp, *ptr; </text:p>
      <text:p text:style-name="P17"><text:tab/>h = hash_function(key); </text:p>
      <text:p text:style-name="P17"/>
      <text:p text:style-name="P17"><text:tab/>if(hash_table[h]==NULL) {</text:p>
      <text:p text:style-name="P17"><text:tab/><text:tab/>printf("Key %s Not Found\n", key); return;</text:p>
      <text:p text:style-name="P17"><text:tab/>}</text:p>
      <text:p text:style-name="P17"><text:tab/></text:p>
      <text:p text:style-name="P17"><text:tab/>if( strcmp(hash_table[h]-&gt;data, key)==0)</text:p>
      <text:p text:style-name="P17"><text:tab/>{<text:tab/>temp = hash_table[h]; </text:p>
      <text:p text:style-name="P17"><text:tab/><text:tab/>hash_table[h] = hash_table[h]-&gt;link; </text:p>
      <text:p text:style-name="P17"><text:tab/><text:tab/>free(temp);</text:p>
      <text:p text:style-name="P17"><text:tab/><text:tab/>return;</text:p>
      <text:p text:style-name="P17"><text:tab/>}</text:p>
      <text:p text:style-name="P17"><text:tab/>ptr = hash_table[h]; </text:p>
      <text:p text:style-name="P17"><text:tab/>while(ptr-&gt;link != NULL)</text:p>
      <text:p text:style-name="P17"><text:soft-page-break/><text:tab/>{</text:p>
      <text:p text:style-name="P17"><text:tab/><text:tab/>if(ptr-&gt;link-&gt;data == key)</text:p>
      <text:p text:style-name="P17"><text:tab/><text:tab/>{</text:p>
      <text:p text:style-name="P17"><text:tab/><text:tab/><text:tab/>temp = ptr-&gt;link;</text:p>
      <text:p text:style-name="P17"><text:tab/><text:tab/><text:tab/>ptr-&gt;link = temp-&gt;link; </text:p>
      <text:p text:style-name="P17"><text:tab/><text:tab/><text:tab/>free(temp);</text:p>
      <text:p text:style-name="P17"><text:tab/><text:tab/><text:tab/>return;</text:p>
      <text:p text:style-name="P17"><text:tab/><text:tab/>}</text:p>
      <text:p text:style-name="P17"><text:tab/><text:tab/>ptr = ptr-&gt;link;</text:p>
      <text:p text:style-name="P17"><text:tab/>}</text:p>
      <text:p text:style-name="P17"><text:tab/>printf("Key %s Not Found\n", key);</text:p>
      <text:p text:style-name="P17">}</text:p>
      <text:p text:style-name="P17"/>
      <text:p text:style-name="P17">int hash_function(char key[])</text:p>
      <text:p text:style-name="P17">{<text:tab/>int l=strlen(key);</text:p>
      <text:p text:style-name="P17"><text:tab/>int x=0;</text:p>
      <text:p text:style-name="P17"><text:tab/>int a;</text:p>
      <text:p text:style-name="P17"><text:tab/>for (int i=1; i&lt;=l; i++) {</text:p>
      <text:p text:style-name="P17"><text:tab/><text:tab/>a=key[i-1];</text:p>
      <text:p text:style-name="P17"><text:tab/><text:tab/>x+=a*i;</text:p>
      <text:p text:style-name="P17"><text:tab/>}</text:p>
      <text:p text:style-name="P17"><text:tab/>return x%2069;</text:p>
      <text:p text:style-name="P17"/>
      <text:p text:style-name="P17">}</text:p>
      <text:p text:style-name="P16"/>
      <text:p text:style-name="P16"/>
      <text:p text:style-name="P18">OUTPUT:</text:p>
      <text:p text:style-name="P6">(base) mahesh@Mahesh-PC:~/Assignment-13$ ./StringHash </text:p>
      <text:p text:style-name="P6"/>
      <text:p text:style-name="P6">1. Insert a Record in Hash Table</text:p>
      <text:p text:style-name="P6">2. Search for a Record</text:p>
      <text:p text:style-name="P6">3. Delete a Record</text:p>
      <text:p text:style-name="P6">4. Show Hash Table</text:p>
      <text:p text:style-name="P6">5. Quit</text:p>
      <text:p text:style-name="P6">Enter your option: 1</text:p>
      <text:p text:style-name="P6">Enter the string:<text:tab/>abcdef</text:p>
      <text:p text:style-name="P6"/>
      <text:p text:style-name="P6">1. Insert a Record in Hash Table</text:p>
      <text:p text:style-name="P6">2. Search for a Record</text:p>
      <text:p text:style-name="P6">3. Delete a Record</text:p>
      <text:p text:style-name="P6">4. Show Hash Table</text:p>
      <text:p text:style-name="P6">5. Quit</text:p>
      <text:p text:style-name="P6">Enter your option: 1</text:p>
      <text:p text:style-name="P6">Enter the string:<text:tab/>bcdefa</text:p>
      <text:p text:style-name="P6"/>
      <text:p text:style-name="P6"><text:soft-page-break/>1. Insert a Record in Hash Table</text:p>
      <text:p text:style-name="P6">2. Search for a Record</text:p>
      <text:p text:style-name="P6">3. Delete a Record</text:p>
      <text:p text:style-name="P6">4. Show Hash Table</text:p>
      <text:p text:style-name="P6">5. Quit</text:p>
      <text:p text:style-name="P6">Enter your option: 1</text:p>
      <text:p text:style-name="P6">Enter the string:<text:tab/>cdefab</text:p>
      <text:p text:style-name="P6"/>
      <text:p text:style-name="P6">1. Insert a Record in Hash Table</text:p>
      <text:p text:style-name="P6">2. Search for a Record</text:p>
      <text:p text:style-name="P6">3. Delete a Record</text:p>
      <text:p text:style-name="P6">4. Show Hash Table</text:p>
      <text:p text:style-name="P6">5. Quit</text:p>
      <text:p text:style-name="P6">Enter your option: 1</text:p>
      <text:p text:style-name="P6">Enter the string:<text:tab/>defabc</text:p>
      <text:p text:style-name="P6"/>
      <text:p text:style-name="P6">1. Insert a Record in Hash Table</text:p>
      <text:p text:style-name="P6">2. Search for a Record</text:p>
      <text:p text:style-name="P6">3. Delete a Record</text:p>
      <text:p text:style-name="P6">4. Show Hash Table</text:p>
      <text:p text:style-name="P6">5. Quit</text:p>
      <text:p text:style-name="P6">Enter your option: 4</text:p>
      <text:p text:style-name="P6"/>
      <text:p text:style-name="P6">[ 11] <text:s/>defabc <text:s/></text:p>
      <text:p text:style-name="P6">[ 14] <text:s/>cdefab <text:s/></text:p>
      <text:p text:style-name="P6">[ 23] <text:s/>bcdefa <text:s/></text:p>
      <text:p text:style-name="P6">[ 38] <text:s/>abcdef <text:s/></text:p>
      <text:p text:style-name="P6"/>
      <text:p text:style-name="P6">1. Insert a Record in Hash Table</text:p>
      <text:p text:style-name="P6">2. Search for a Record</text:p>
      <text:p text:style-name="P6">3. Delete a Record</text:p>
      <text:p text:style-name="P6">4. Show Hash Table</text:p>
      <text:p text:style-name="P6">5. Quit</text:p>
      <text:p text:style-name="P6">Enter your option: 1</text:p>
      <text:p text:style-name="P6">Enter the string:<text:tab/>mahesh</text:p>
      <text:p text:style-name="P6"/>
      <text:p text:style-name="P6">1. Insert a Record in Hash Table</text:p>
      <text:p text:style-name="P6">2. Search for a Record</text:p>
      <text:p text:style-name="P6">3. Delete a Record</text:p>
      <text:p text:style-name="P6">4. Show Hash Table</text:p>
      <text:p text:style-name="P6">5. Quit</text:p>
      <text:p text:style-name="P6">Enter your option: 4</text:p>
      <text:p text:style-name="P6"/>
      <text:p text:style-name="P6">[ 11] <text:s/>defabc <text:s/></text:p>
      <text:p text:style-name="P6">[ 14] <text:s/>cdefab <text:s/></text:p>
      <text:p text:style-name="P6"><text:soft-page-break/>[ 23] <text:s/>bcdefa <text:s/></text:p>
      <text:p text:style-name="P6">[ 38] <text:s/>abcdef <text:s/></text:p>
      <text:p text:style-name="P6">[149] <text:s/>mahesh <text:s/></text:p>
      <text:p text:style-name="P6"/>
      <text:p text:style-name="P6">1. Insert a Record in Hash Table</text:p>
      <text:p text:style-name="P6">2. Search for a Record</text:p>
      <text:p text:style-name="P6">3. Delete a Record</text:p>
      <text:p text:style-name="P6">4. Show Hash Table</text:p>
      <text:p text:style-name="P6">5. Quit</text:p>
      <text:p text:style-name="P6">Enter your option: 2</text:p>
      <text:p text:style-name="P6">Enter the element to search:<text:tab/>defabc</text:p>
      <text:p text:style-name="P6">Element Found in Chain:<text:tab/>11</text:p>
      <text:p text:style-name="P6"/>
      <text:p text:style-name="P6">1. Insert a Record in Hash Table</text:p>
      <text:p text:style-name="P6">2. Search for a Record</text:p>
      <text:p text:style-name="P6">3. Delete a Record</text:p>
      <text:p text:style-name="P6">4. Show Hash Table</text:p>
      <text:p text:style-name="P6">5. Quit</text:p>
      <text:p text:style-name="P6">Enter your option: 5</text:p>
      <text:p text:style-name="P6"/>
      <text:p text:style-name="P7">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Aew" svg:font-family="'Courier NAew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22:34:12.749032459</meta:creation-date>
    <dc:date>2019-10-03T22:43:20.642119612</dc:date>
    <meta:editing-duration>PT9M5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3" meta:paragraph-count="466" meta:word-count="1586" meta:character-count="9755" meta:non-whitespace-character-count="8052"/>
  </office:meta>
</office:document-meta>
</file>